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pt" fo:margin-left="90pt" fo:margin-right="90pt" fo:margin-top="72pt" fo:page-height="840.96pt" fo:page-width="594.7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